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6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6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6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6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6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2">စဥ်</text:p>
            <text:p text:style-name="P38"/>
          </table:table-cell>
          <table:table-cell table:style-name="Table1.A1" office:value-type="string">
            <text:p text:style-name="P62">လအမည်</text:p>
            <text:p text:style-name="P38"/>
          </table:table-cell>
          <table:table-cell table:style-name="Table1.A1" office:value-type="string">
            <text:p text:style-name="P62">ရရှိသည့် လစာဝင်ငွေ</text:p>
            <text:p text:style-name="P62"><text:s/>စုစုပေါင်း (ကျပ်) </text:p>
            <text:p text:style-name="P38"/>
          </table:table-cell>
          <table:table-cell table:style-name="Table1.A1" office:value-type="string">
            <text:p text:style-name="P62">ပေးဆောင်သည့် </text:p>
            <text:p text:style-name="P62">အခွန်(ကျပ်)</text:p>
            <text:p text:style-name="P38"/>
          </table:table-cell>
          <table:table-cell table:style-name="Table1.A1" office:value-type="string">
            <text:p text:style-name="P62">အခွန်ပေးသွင်းမှု</text:p>
            <text:p text:style-name="P62">အထောက်အထား</text:p>
            <text:p text:style-name="P62">အမှတ်</text:p>
            <text:p text:style-name="P38"/>
          </table:table-cell>
          <table:table-cell table:style-name="Table1.F1" office:value-type="string">
            <text:p text:style-name="P62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2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2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2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2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2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2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2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2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3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2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2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2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2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6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6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7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8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9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49">(ဂ) အိမ်ထောင်ဖက်</text:p>
          </table:table-cell>
          <table:table-cell table:style-name="Table7.D1" office:value-type="string">
            <text:p text:style-name="P49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0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6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1">(င) ဝန်ထမ်းနှင့် အိမ်ထောင်ဖက်အတွက် အသက်အာမခံပရီမီယံ </text:p>
            <text:p text:style-name="P52"><draw:line text:anchor-type="paragraph" draw:z-index="27" draw:name="Shape3_23" draw:style-name="gr1" draw:text-style-name="P76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6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6" svg:x1="0.4043in" svg:y1="-0.1098in" svg:x2="3.3559in" svg:y2="-0.1098in"><text:p/></draw:line><draw:line text:anchor-type="paragraph" draw:z-index="21" draw:name="Shape3_16" draw:style-name="gr1" draw:text-style-name="P76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<draw:line text:anchor-type="paragraph" draw:z-index="22" draw:name="Shape3_18" draw:style-name="gr1" draw:text-style-name="P77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3" draw:name="Shape3_17" draw:style-name="gr1" draw:text-style-name="P7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3">(စ) လူမှုဖူလုံရေး ရန်ပုံငွေသို့ ပေးသွင်းရန်<text:span text:style-name="T13">နုတ်ယူခြင်းခံရသည့်</text:span></text:p>
            <text:p text:style-name="P53"><draw:line text:anchor-type="paragraph" draw:z-index="25" draw:name="Shape3_21" draw:style-name="gr1" draw:text-style-name="P76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3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4"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0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6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0">၅။ <text:span text:style-name="T25">လက်မှတ်တို</text:span> စာတိုင်နှင့် <text:span text:style-name="T25">နုတ်ယူပေးသွင်းသူ၏ လက်မှတ်</text:span> <text:soft-page-break/>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4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36:35.503000000</dc:date>
    <meta:editing-duration>P1DT22H8M33S</meta:editing-duration>
    <meta:editing-cycles>1061</meta:editing-cycles>
    <meta:document-statistic meta:table-count="7" meta:image-count="0" meta:object-count="0" meta:page-count="4" meta:paragraph-count="124" meta:word-count="411" meta:character-count="2702" meta:non-whitespace-character-count="2275"/>
  </office:meta>
</office:document-meta>
</file>